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D0000050ADC844C2665C3102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313cm, 2.502cm, 2.111cm, 1.758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528cm" fo:min-width="7.834cm" fo:wrap-option="wrap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686cm" fo:min-width="7.14cm" fo:wrap-option="wrap"/>
      <style:paragraph-properties style:writing-mode="lr-tb"/>
    </style:style>
    <style:style style:name="gr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Montserrat" fo:font-size="22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Montserrat" fo:font-size="22pt" fo:font-weight="bold"/>
    </style:style>
    <style:style style:name="T1" style:family="text">
      <style:text-properties style:font-name="Montserrat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999cm" svg:height="13.999cm" svg:x="0.001cm" svg:y="0cm">
          <draw:image xlink:href="Pictures/10000000000006DD0000050ADC844C2665C31022.jpg" xlink:type="simple" xlink:show="embed" xlink:actuate="onLoad" draw:mime-type="image/jpeg">
            <text:p/>
          </draw:image>
        </draw:frame>
        <draw:custom-shape draw:style-name="gr2" draw:text-style-name="P3" draw:layer="layout" svg:width="9cm" svg:height="3cm" svg:x="4.25cm" svg:y="2cm">
          <text:p text:style-name="P2"><text:span text:style-name="T1">You didn’t join the rebellion?</text:span></text:p>
          <draw:enhanced-geometry svg:viewBox="0 0 21600 21600" draw:text-areas="800 800 20800 20800" draw:type="round-rectangular-callout" draw:modifiers="21743.9840017776 48303.098967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5cm" svg:height="4.25cm" svg:x="21cm" svg:y="3cm">
          <text:p text:style-name="P2"><text:span text:style-name="T1">Nah. Devil of a job with hellish overtime.</text:span></text:p>
          <draw:enhanced-geometry svg:viewBox="0 0 21600 21600" draw:text-areas="800 800 20800 20800" draw:type="round-rectangular-callout" draw:modifiers="-8725.34238274149 26747.2124206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8M5S</meta:editing-duration>
    <meta:editing-cycles>4</meta:editing-cycles>
    <meta:generator>LibreOffice/7.3.7.2$Linux_X86_64 LibreOffice_project/30$Build-2</meta:generator>
    <dc:date>2023-12-20T00:45:26.215495947</dc:date>
    <meta:document-statistic meta:object-count="4"/>
  </office:meta>
</office:document-meta>
</file>